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ika" svg:font-family="Andik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8.66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727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19.489cm"/>
      <style:paragraph-properties style:writing-mode="lr-tb"/>
    </style:style>
    <style:style style:name="P1" style:family="paragraph">
      <style:paragraph-properties fo:line-height="60%" fo:text-align="end"/>
    </style:style>
    <style:style style:name="P2" style:family="paragraph">
      <loext:graphic-properties draw:fill="none" draw:fill-color="#ffffff"/>
      <style:paragraph-properties fo:line-height="60%" fo:text-align="end" style:writing-mode="lr-tb"/>
      <style:text-properties style:font-name="Andika" fo:font-size="130pt" fo:font-weight="bold" style:font-size-asian="130pt" style:font-size-complex="130pt"/>
    </style:style>
    <style:style style:name="P3" style:family="paragraph">
      <loext:graphic-properties draw:fill="none" draw:fill-color="#ffffff"/>
      <style:paragraph-properties style:writing-mode="lr-tb"/>
      <style:text-properties style:font-name="Andika" fo:font-size="32pt" style:font-size-asian="32pt" style:font-size-complex="32pt"/>
    </style:style>
    <style:style style:name="P4" style:family="paragraph">
      <style:paragraph-properties fo:margin-left="0cm" fo:margin-right="0cm" fo:margin-top="0cm" fo:margin-bottom="0cm" fo:line-height="60%" fo:text-indent="0cm"/>
    </style:style>
    <style:style style:name="P5" style:family="paragraph">
      <style:paragraph-properties fo:margin-left="0cm" fo:margin-right="0cm" fo:margin-top="0cm" fo:margin-bottom="0cm" fo:line-height="6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60%" fo:text-indent="0cm" style:writing-mode="lr-tb"/>
      <style:text-properties style:font-name="Andika" fo:font-size="130pt" fo:font-weight="bold" style:font-size-asian="142.800003051758pt" style:font-size-complex="142.800003051758pt"/>
    </style:style>
    <style:style style:name="T1" style:family="text">
      <style:text-properties style:font-name="Andika" fo:font-size="130pt" fo:font-weight="bold" style:font-size-asian="130pt" style:font-size-complex="130pt"/>
    </style:style>
    <style:style style:name="T2" style:family="text">
      <style:text-properties style:font-name="Andika" fo:font-size="32pt" style:font-size-asian="32pt" style:font-size-complex="32pt"/>
    </style:style>
    <style:style style:name="T3" style:family="text">
      <style:text-properties style:font-name="Andika" fo:font-size="130pt" fo:font-weight="bold" style:font-size-asian="142.800003051758pt" style:font-size-complex="142.800003051758pt"/>
    </style:style>
    <style:style style:name="T4" style:family="text">
      <style:text-properties style:font-name="Andika" fo:font-size="130pt" fo:font-weight="bold" style:font-size-asian="128.5pt" style:font-size-complex="128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3.495cm" svg:height="28.913cm" svg:x="5.829cm" svg:y="0.994cm">
          <draw:text-box>
            <text:p text:style-name="P1"><text:span text:style-name="T1">Es ist </text:span></text:p>
            <text:p text:style-name="P1"><text:span text:style-name="T1">jemanden</text:span></text:p>
            <text:p text:style-name="P1"><text:span text:style-name="T1">unfaire</text:span></text:p>
            <text:p text:style-name="P1"><text:span text:style-name="T1">zu</text:span></text:p>
          </draw:text-box>
        </draw:frame>
      </draw:page>
      <draw:page draw:name="page2" draw:style-name="dp1" draw:master-page-name="Default">
        <draw:frame draw:style-name="gr2" draw:text-style-name="P3" draw:layer="layout" svg:width="19.685cm" svg:height="2.977cm" svg:x="3.349cm" svg:y="18.395cm">
          <draw:text-box>
            <text:p><text:span text:style-name="T2">antinatalismus-jetzt.de</text:span></text:p>
          </draw:text-box>
        </draw:frame>
        <draw:frame draw:style-name="gr3" draw:text-style-name="P6" draw:layer="layout" svg:width="21.336cm" svg:height="19.739cm" svg:x="0.241cm" svg:y="0.894cm">
          <draw:text-box>
            <text:p text:style-name="P4"><text:span text:style-name="T3">unfair</text:span></text:p>
            <text:p text:style-name="P4"><text:span text:style-name="T3">in eine</text:span></text:p>
            <text:p text:style-name="P4"><text:span text:style-name="T4">Welt</text:span></text:p>
            <text:p text:style-name="P5"><text:span text:style-name="T1">setzen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ika" svg:font-family="Andik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44cm" fo:margin-bottom="1cm" fo:margin-left="0.368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36.093000000</meta:creation-date>
    <meta:generator>LibreOffice/7.3.7.2$Linux_X86_64 LibreOffice_project/30$Build-2</meta:generator>
    <dc:date>2024-05-11T16:20:13.209594928</dc:date>
    <meta:editing-duration>PT1H38M39S</meta:editing-duration>
    <meta:editing-cycles>29</meta:editing-cycles>
    <meta:document-statistic meta:object-count="3"/>
  </office:meta>
</office:document-meta>
</file>